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mazon Ember" svg:font-family="'Amazon Ember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6bec3" officeooo:paragraph-rsid="0016bec3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72a8a" officeooo:paragraph-rsid="00172a8a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b142f" officeooo:paragraph-rsid="001b142f" style:font-weight-asian="normal" style:font-weight-complex="normal"/>
    </style:style>
    <style:style style:name="P4" style:family="paragraph" style:parent-style-name="Standard" style:list-style-name="L1">
      <style:text-properties style:text-underline-style="none" fo:font-weight="normal" officeooo:rsid="001b142f" officeooo:paragraph-rsid="001b142f" style:font-weight-asian="normal" style:font-weight-complex="normal"/>
    </style:style>
    <style:style style:name="P5" style:family="paragraph" style:parent-style-name="Standard">
      <style:text-properties style:text-underline-style="none" fo:font-weight="bold" officeooo:rsid="001d12e3" officeooo:paragraph-rsid="001d12e3" style:font-weight-asian="bold" style:font-weight-complex="bold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orphans="2" fo:widows="2" fo:text-indent="0cm" style:auto-text-indent="false" fo:padding="0cm" fo:border="none"/>
    </style:style>
    <style:style style:name="P8" style:family="paragraph" style:parent-style-name="Text_20_body">
      <style:text-properties style:text-underline-style="none" fo:font-weight="normal" officeooo:rsid="001b142f" officeooo:paragraph-rsid="001b142f" style:font-weight-asian="normal" style:font-weight-complex="normal"/>
    </style:style>
    <style:style style:name="T1" style:family="text">
      <style:text-properties officeooo:rsid="001907fb"/>
    </style:style>
    <style:style style:name="T2" style:family="text">
      <style:text-properties officeooo:rsid="001a31e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16191f" loext:opacity="100%" style:font-name="Amazon Ember" fo:font-size="12pt" fo:letter-spacing="normal" fo:font-style="normal"/>
    </style:style>
    <style:style style:name="T5" style:family="text">
      <style:text-properties fo:font-variant="normal" fo:text-transform="none" fo:color="#16191f" loext:opacity="100%" style:font-name="Amazon Ember" fo:font-size="12pt" fo:letter-spacing="normal" fo:font-style="normal" fo:font-weight="normal"/>
    </style:style>
    <style:style style:name="T6" style:family="text">
      <style:text-properties fo:font-variant="normal" fo:text-transform="none" fo:color="#16191f" loext:opacity="100%" style:text-line-through-style="none" style:text-line-through-type="none" style:font-name="Amazon Ember" fo:font-size="12pt" fo:letter-spacing="normal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16191f" loext:opacity="100%" style:text-line-through-style="none" style:text-line-through-type="none" style:font-name="Amazon Ember" fo:font-size="12pt" fo:letter-spacing="normal" fo:font-style="normal" style:text-blinking="false" fo:background-color="transparent" loext:char-shading-value="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necting to AWS CodeCommit repositories with rotating credentials</text:p>
      <text:p text:style-name="P1"/>
      <text:p text:style-name="P2">You can give users access to your aws codecommit repositories without configuring IAM <text:s/><text:span text:style-name="T1">users for them or using an access key and secret key. To assign permissions to a federated identity, you create <text:s/>a role and define permissions for the role. When a federated identity authenticates, the identity is associated with the role and is granted the permissions that are defined by the role. If you use IAM <text:s/>identity center, you configure a permission set. To control what your identites can access after they authenticate, IAM identity center correlates the permission set to a role in IAM. </text:span><text:span text:style-name="T2">Can also configure role-based access for IAM users to access CodeCommit repositoes in separate amazon web services accounts, known as cross-account access.</text:span></text:p>
      <text:p text:style-name="P2"/>
      <text:p text:style-name="P3">You can configure access for users who want or must authenticate through methods such as:</text:p>
      <text:list text:style-name="L1">
        <text:list-item>
          <text:p text:style-name="P4">Security assertion markup language (SAML)</text:p>
        </text:list-item>
        <text:list-item>
          <text:p text:style-name="P4">Multi-factor authentication (MFA)</text:p>
        </text:list-item>
        <text:list-item>
          <text:p text:style-name="P4">Federation</text:p>
        </text:list-item>
        <text:list-item>
          <text:p text:style-name="P4">Login with amazon</text:p>
        </text:list-item>
        <text:list-item>
          <text:p text:style-name="P4">amazon cognito</text:p>
        </text:list-item>
        <text:list-item>
          <text:p text:style-name="P4">facebook</text:p>
        </text:list-item>
        <text:list-item>
          <text:p text:style-name="P4">google</text:p>
        </text:list-item>
        <text:list-item>
          <text:p text:style-name="P4">openID connect (OIDC) -compatible identity provider .</text:p>
        </text:list-item>
      </text:list>
      <text:p text:style-name="P3"/>
      <text:p text:style-name="P3"/>
      <text:p text:style-name="P8"><text:span text:style-name="T4">For cross-account access, see </text:span><text:a xlink:type="simple" xlink:href="https://docs.aws.amazon.com/IAM/latest/UserGuide/roles-walkthrough-crossacct.html" text:style-name="Internet_20_link" text:visited-style-name="Visited_20_Internet_20_Link"><text:span text:style-name="T7">Walkthrough: Delegating Access Across Amazon Web Services accounts Using IAM Roles</text:span></text:a><text:span text:style-name="T4"> and </text:span><text:a xlink:type="simple" xlink:href="https://docs.aws.amazon.com/codecommit/latest/userguide/cross-account.html" text:style-name="Internet_20_link" text:visited-style-name="Visited_20_Internet_20_Link"><text:span text:style-name="T7">Configure cross-account access to an AWS CodeCommit repository using roles</text:span></text:a><text:span text:style-name="T4">.</text:span></text:p>
      <text:list text:style-name="L2">
        <text:list-item>
          <text:p text:style-name="P6"><text:span text:style-name="T5">For SAML and federation, see </text:span><text:a xlink:type="simple" xlink:href="https://docs.aws.amazon.com/STS/latest/UsingSTS/STSUseCases.html#IdentityBrokerApplication" text:style-name="Internet_20_link" text:visited-style-name="Visited_20_Internet_20_Link"><text:span text:style-name="T6">Using Your Organization's Authentication System to Grant Access to AWS Resources</text:span></text:a><text:span text:style-name="T5"> and </text:span><text:a xlink:type="simple" xlink:href="https://docs.aws.amazon.com/STS/latest/UsingSTS/CreatingSAML.html" text:style-name="Internet_20_link" text:visited-style-name="Visited_20_Internet_20_Link"><text:span text:style-name="T6">About AWS STS SAML 2.0-based Federation</text:span></text:a><text:span text:style-name="T5">.</text:span></text:p>
        </text:list-item>
        <text:list-item>
          <text:p text:style-name="P6"><text:span text:style-name="T5">For MFA, see </text:span><text:a xlink:type="simple" xlink:href="https://docs.aws.amazon.com/IAM/latest/UserGuide/Using_ManagingMFA.html" text:style-name="Internet_20_link" text:visited-style-name="Visited_20_Internet_20_Link"><text:span text:style-name="T6">Using Multi-Factor Authentication (MFA) Devices with AWS</text:span></text:a><text:span text:style-name="T5"> and </text:span><text:a xlink:type="simple" xlink:href="https://docs.aws.amazon.com/STS/latest/UsingSTS/CreatingSessionTokens.html" text:style-name="Internet_20_link" text:visited-style-name="Visited_20_Internet_20_Link"><text:span text:style-name="T6">Creating Temporary Security Credentials to Enable Access for IAM Users</text:span></text:a><text:span text:style-name="T5">.</text:span></text:p>
        </text:list-item>
        <text:list-item>
          <text:p text:style-name="P6"><text:span text:style-name="T5">For Login with Amazon, Amazon Cognito, Facebook, Google, or any OIDC-compatible identity provider, see </text:span><text:a xlink:type="simple" xlink:href="https://docs.aws.amazon.com/STS/latest/UsingSTS/web-identity-federation.html" text:style-name="Internet_20_link" text:visited-style-name="Visited_20_Internet_20_Link"><text:span text:style-name="T6">About AWS STS Web Identity Federation</text:span></text:a><text:span text:style-name="T5">.</text:span></text:p>
        </text:list-item>
      </text:list>
      <text:p text:style-name="P7"><text:span text:style-name="T5">Use the information in </text:span><text:a xlink:type="simple" xlink:href="https://docs.aws.amazon.com/codecommit/latest/userguide/auth-and-access-control.html" text:style-name="Internet_20_link" text:visited-style-name="Visited_20_Internet_20_Link"><text:span text:style-name="T6">Authentication and access control for AWS CodeCommit</text:span></text:a><text:span text:style-name="T5"> to specify the CodeCommit permissions you want to grant the user.</text:span></text:p>
      <text:p text:style-name="P3"/>
      <text:p text:style-name="P3"/>
      <text:p text:style-name="P5">Reference: <text:span text:style-name="T3">https://docs.aws.amazon.com/codecommit/latest/userguide/temporary-access.html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mazon Ember" svg:font-family="'Amazon Ember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7:14:57.972891480</meta:creation-date>
    <dc:date>2023-07-03T17:23:50.108121941</dc:date>
    <meta:editing-duration>PT8M50S</meta:editing-duration>
    <meta:editing-cycles>6</meta:editing-cycles>
    <meta:generator>LibreOffice/7.4.5.1$Linux_X86_64 LibreOffice_project/40$Build-1</meta:generator>
    <meta:document-statistic meta:table-count="0" meta:image-count="0" meta:object-count="0" meta:page-count="1" meta:paragraph-count="17" meta:word-count="290" meta:character-count="1952" meta:non-whitespace-character-count="1687"/>
  </office:meta>
</office:document-meta>
</file>